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6">
          <table:table-cell table:style-name="ce36" office:value-type="string" calcext:value-type="string" table:number-columns-spanned="2" table:number-rows-spanned="1">
            <text:p>№ платы ______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No</text:p>
          </table:table-cell>
        </table:table-row>
        <table:table-row table:style-name="ro3"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8" calcext:value-type="float">
            <text:p>208</text:p>
          </table:table-cell>
        </table:table-row>
        <table:table-row table:style-name="ro3"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-2" calcext:value-type="float">
            <text:p>-2</text:p>
          </table:table-cell>
        </table:table-row>
        <table:table-row table:style-name="ro3"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7007700" calcext:value-type="float">
            <text:p>27007700</text:p>
          </table:table-cell>
        </table:table-row>
        <table:table-row table:style-name="ro3"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558000" calcext:value-type="float">
            <text:p>13558000</text:p>
          </table:table-cell>
        </table:table-row>
        <table:table-row table:style-name="ro3"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3561000" calcext:value-type="float">
            <text:p>13561000</text:p>
          </table:table-cell>
        </table:table-row>
        <table:table-row table:style-name="ro3"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4441500" calcext:value-type="float">
            <text:p>34441500</text:p>
          </table:table-cell>
        </table:table-row>
        <table:table-row table:style-name="ro3"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3"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000" calcext:value-type="float">
            <text:p>8000</text:p>
          </table:table-cell>
        </table:table-row>
        <table:table-row table:style-name="ro3"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3000" calcext:value-type="float">
            <text:p>13000</text:p>
          </table:table-cell>
        </table:table-row>
        <table:table-row table:style-name="ro3"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09T23:46:06.325000000</dc:date>
    <meta:editing-duration>PT13H32M26S</meta:editing-duration>
    <meta:editing-cycles>33</meta:editing-cycles>
    <meta:generator>LibreOffice/7.4.2.3$Windows_X86_64 LibreOffice_project/382eef1f22670f7f4118c8c2dd222ec7ad009daf</meta:generator>
    <meta:print-date>2025-12-09T23:46:55.688000000</meta:print-date>
    <meta:document-statistic meta:table-count="9" meta:cell-count="333" meta:object-count="14"/>
  </office:meta>
</office:document-meta>
</file>